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ab-stops>
          <style:tab-stop style:position="3in" style:type="center"/>
          <style:tab-stop style:position="6in" style:type="right"/>
        </style:tab-stops>
      </style:paragraph-properties>
    </style:style>
    <style:style style:name="P2" style:family="paragraph" style:parent-style-name="Header">
      <style:paragraph-properties>
        <style:tab-stops>
          <style:tab-stop style:position="3in" style:type="center"/>
          <style:tab-stop style:position="6in" style:type="right"/>
        </style:tab-stops>
      </style:paragraph-properties>
    </style:style>
    <style:style style:name="P3" style:family="paragraph" style:parent-style-name="Footer">
      <style:paragraph-properties>
        <style:tab-stops>
          <style:tab-stop style:position="3in" style:type="center"/>
          <style:tab-stop style:position="6in" style:type="right"/>
        </style:tab-stops>
      </style:paragraph-properties>
    </style:style>
    <style:style style:name="P4" style:family="paragraph" style:parent-style-name="Heading" style:master-page-name="Standard">
      <style:paragraph-properties style:page-number="auto"/>
    </style:style>
    <style:style style:name="P5" style:family="paragraph" style:parent-style-name="Heading_20_1">
      <style:paragraph-properties>
        <style:tab-stops>
          <style:tab-stop style:position="0.3in"/>
        </style:tab-stops>
      </style:paragraph-properties>
    </style:style>
    <style:style style:name="P6" style:family="paragraph" style:parent-style-name="Heading_20_1">
      <style:paragraph-properties>
        <style:tab-stops>
          <style:tab-stop style:position="0.3in"/>
        </style:tab-stops>
      </style:paragraph-properties>
      <style:text-properties fo:background-color="transparent"/>
    </style:style>
    <style:style style:name="P7" style:family="paragraph" style:parent-style-name="Heading_20_2">
      <style:paragraph-properties>
        <style:tab-stops>
          <style:tab-stop style:position="0.4in"/>
        </style:tab-stops>
      </style:paragraph-properties>
    </style:style>
    <style:style style:name="P8" style:family="paragraph" style:parent-style-name="Heading_20_2">
      <style:paragraph-properties>
        <style:tab-stops>
          <style:tab-stop style:position="0.4in"/>
        </style:tab-stops>
      </style:paragraph-properties>
      <style:text-properties officeooo:paragraph-rsid="000bfb48"/>
    </style:style>
    <style:style style:name="P9" style:family="paragraph" style:parent-style-name="Heading_20_2">
      <style:paragraph-properties>
        <style:tab-stops>
          <style:tab-stop style:position="0.4in"/>
        </style:tab-stops>
      </style:paragraph-properties>
      <style:text-properties officeooo:rsid="0008a991" officeooo:paragraph-rsid="0008a991"/>
    </style:style>
    <style:style style:name="P10" style:family="paragraph" style:parent-style-name="Heading_20_2">
      <style:paragraph-properties>
        <style:tab-stops>
          <style:tab-stop style:position="0.4in"/>
        </style:tab-stops>
      </style:paragraph-properties>
      <style:text-properties officeooo:rsid="000a5671" officeooo:paragraph-rsid="000a5671"/>
    </style:style>
    <style:style style:name="P11" style:family="paragraph" style:parent-style-name="Heading_20_2">
      <style:paragraph-properties>
        <style:tab-stops>
          <style:tab-stop style:position="0.4in"/>
        </style:tab-stops>
      </style:paragraph-properties>
      <style:text-properties officeooo:rsid="000bfb48" officeooo:paragraph-rsid="000bfb48"/>
    </style:style>
    <style:style style:name="P12" style:family="paragraph" style:parent-style-name="Heading_20_2">
      <style:text-properties officeooo:rsid="000bfb48" officeooo:paragraph-rsid="000bfb48"/>
    </style:style>
    <style:style style:name="P13" style:family="paragraph" style:parent-style-name="Standard">
      <style:text-properties officeooo:rsid="00039c24" officeooo:paragraph-rsid="00039c24"/>
    </style:style>
    <style:style style:name="P14" style:family="paragraph" style:parent-style-name="Standard">
      <style:text-properties officeooo:paragraph-rsid="00039c24"/>
    </style:style>
    <style:style style:name="P15" style:family="paragraph" style:parent-style-name="Standard">
      <style:text-properties officeooo:rsid="000441ba" officeooo:paragraph-rsid="000441ba"/>
    </style:style>
    <style:style style:name="P16" style:family="paragraph" style:parent-style-name="Standard">
      <style:text-properties fo:background-color="transparent"/>
    </style:style>
    <style:style style:name="P17" style:family="paragraph" style:parent-style-name="Standard">
      <style:text-properties officeooo:rsid="000441ba" officeooo:paragraph-rsid="000441ba" fo:background-color="transparent"/>
    </style:style>
    <style:style style:name="P18" style:family="paragraph" style:parent-style-name="Standard">
      <style:text-properties officeooo:rsid="000782cf" officeooo:paragraph-rsid="000782cf"/>
    </style:style>
    <style:style style:name="P19" style:family="paragraph" style:parent-style-name="Standard">
      <style:text-properties officeooo:rsid="0008a991" officeooo:paragraph-rsid="0008a991"/>
    </style:style>
    <style:style style:name="P20" style:family="paragraph" style:parent-style-name="Standard" style:list-style-name="WW8Num1">
      <style:text-properties officeooo:rsid="0008a991" officeooo:paragraph-rsid="0008a991"/>
    </style:style>
    <style:style style:name="P21" style:family="paragraph" style:parent-style-name="Standard">
      <style:text-properties officeooo:rsid="0008a991" officeooo:paragraph-rsid="000a5671"/>
    </style:style>
    <style:style style:name="P22" style:family="paragraph" style:parent-style-name="Standard" style:list-style-name="WW8Num1">
      <style:text-properties officeooo:rsid="0009ec91" officeooo:paragraph-rsid="0009ec91"/>
    </style:style>
    <style:style style:name="P23" style:family="paragraph" style:parent-style-name="Standard">
      <style:text-properties officeooo:rsid="000a5671" officeooo:paragraph-rsid="000a5671"/>
    </style:style>
    <style:style style:name="P24" style:family="paragraph" style:parent-style-name="Standard">
      <style:text-properties officeooo:paragraph-rsid="000a5671"/>
    </style:style>
    <style:style style:name="P25" style:family="paragraph" style:parent-style-name="Standard">
      <style:text-properties officeooo:rsid="000bfb48" officeooo:paragraph-rsid="000bfb48"/>
    </style:style>
    <style:style style:name="P26" style:family="paragraph" style:parent-style-name="Standard">
      <style:text-properties officeooo:paragraph-rsid="000bfb48"/>
    </style:style>
    <style:style style:name="P27" style:family="paragraph" style:parent-style-name="Heading_20_3">
      <style:paragraph-properties>
        <style:tab-stops>
          <style:tab-stop style:position="0.5in"/>
        </style:tab-stops>
      </style:paragraph-properties>
      <style:text-properties officeooo:paragraph-rsid="00039c24"/>
    </style:style>
    <style:style style:name="P28" style:family="paragraph" style:parent-style-name="Heading_20_3">
      <style:text-properties officeooo:rsid="000441ba" officeooo:paragraph-rsid="000441ba"/>
    </style:style>
    <style:style style:name="P29" style:family="paragraph" style:parent-style-name="Heading_20_3">
      <style:paragraph-properties>
        <style:tab-stops>
          <style:tab-stop style:position="0.5in"/>
        </style:tab-stops>
      </style:paragraph-properties>
      <style:text-properties officeooo:rsid="000441ba" officeooo:paragraph-rsid="000441ba"/>
    </style:style>
    <style:style style:name="P30" style:family="paragraph" style:parent-style-name="Heading_20_3">
      <style:paragraph-properties>
        <style:tab-stops>
          <style:tab-stop style:position="0.5in"/>
        </style:tab-stops>
      </style:paragraph-properties>
      <style:text-properties officeooo:rsid="0008a991" officeooo:paragraph-rsid="0008a991"/>
    </style:style>
    <style:style style:name="P31" style:family="paragraph" style:parent-style-name="Heading_20_3">
      <style:text-properties officeooo:rsid="0008a991" officeooo:paragraph-rsid="0008a991"/>
    </style:style>
    <style:style style:name="P32" style:family="paragraph" style:parent-style-name="Heading_20_3">
      <style:text-properties officeooo:rsid="0009ec91" officeooo:paragraph-rsid="0009ec91"/>
    </style:style>
    <style:style style:name="P33" style:family="paragraph" style:parent-style-name="Heading_20_3">
      <style:paragraph-properties>
        <style:tab-stops>
          <style:tab-stop style:position="0.5in"/>
        </style:tab-stops>
      </style:paragraph-properties>
      <style:text-properties officeooo:rsid="000a5671" officeooo:paragraph-rsid="000a5671"/>
    </style:style>
    <style:style style:name="P34" style:family="paragraph" style:parent-style-name="Heading_20_3">
      <style:text-properties officeooo:rsid="000bfb48" officeooo:paragraph-rsid="000bfb48"/>
    </style:style>
    <style:style style:name="P35" style:family="paragraph" style:parent-style-name="Contents_20_2">
      <style:paragraph-properties>
        <style:tab-stops>
          <style:tab-stop style:position="6in" style:type="right" style:leader-style="dotted" style:leader-text="."/>
        </style:tab-stops>
      </style:paragraph-properties>
    </style:style>
    <style:style style:name="P36" style:family="paragraph" style:parent-style-name="Contents_20_2">
      <style:paragraph-properties>
        <style:tab-stops>
          <style:tab-stop style:position="6in" style:type="right" style:leader-style="dotted" style:leader-text="."/>
        </style:tab-stops>
      </style:paragraph-properties>
    </style:style>
    <style:style style:name="P37" style:family="paragraph" style:parent-style-name="Contents_20_1">
      <style:paragraph-properties>
        <style:tab-stops>
          <style:tab-stop style:position="6in" style:type="right" style:leader-style="dotted" style:leader-text="."/>
        </style:tab-stops>
      </style:paragraph-properties>
    </style:style>
    <style:style style:name="P38" style:family="paragraph" style:parent-style-name="Contents_20_1">
      <style:paragraph-properties>
        <style:tab-stops>
          <style:tab-stop style:position="6in" style:type="right" style:leader-style="dotted" style:leader-text="."/>
        </style:tab-stops>
      </style:paragraph-properties>
    </style:style>
    <style:style style:name="T1" style:family="text">
      <style:text-properties officeooo:rsid="0000f9d5"/>
    </style:style>
    <style:style style:name="T2" style:family="text">
      <style:text-properties fo:language="en" fo:country="US"/>
    </style:style>
    <style:style style:name="T3" style:family="text">
      <style:text-properties officeooo:rsid="00010bd8"/>
    </style:style>
    <style:style style:name="T4" style:family="text">
      <style:text-properties officeooo:rsid="0002aaa6"/>
    </style:style>
    <style:style style:name="T5" style:family="text">
      <style:text-properties officeooo:rsid="00039c24"/>
    </style:style>
    <style:style style:name="T6" style:family="text">
      <style:text-properties officeooo:rsid="000441ba"/>
    </style:style>
    <style:style style:name="T7" style:family="text">
      <style:text-properties officeooo:rsid="000a5671"/>
    </style:style>
    <style:style style:name="T8" style:family="text">
      <style:text-properties officeooo:rsid="000bfb48"/>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start text:name="__RefHeading__545_1736941561"/>The <text:span text:style-name="T2">ChocAn</text:span> Simulator<text:bookmark-end text:name="__RefHeading__545_1736941561"/></text:p>
      <text:p text:style-name="Subtitle"><text:bookmark-start text:name="__RefHeading__547_1736941561"/>Requirements Document<text:bookmark-end text:name="__RefHeading__547_1736941561"/></text:p>
      <text:p text:style-name="Table_20_of_20_Contents">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
          </text:index-source-styles>
          <text:index-source-styles text:outline-level="2">
            <text:index-source-style text:style-name="Heading_20_2"/>
            <text:index-source-style text:style-name="Subtitle"/>
          </text:index-source-styles>
        </text:table-of-content-source>
        <text:index-body>
          <text:p text:style-name="P37"><text:a xlink:type="simple" xlink:href="#__RefHeading__545_1736941561" text:style-name="Index_20_Link" text:visited-style-name="Index_20_Link">The ChocAn Simulator<text:tab/>1</text:a></text:p>
          <text:p text:style-name="P35"><text:a xlink:type="simple" xlink:href="#__RefHeading__547_1736941561" text:style-name="Index_20_Link" text:visited-style-name="Index_20_Link">Requirements Document<text:tab/>1</text:a></text:p>
          <text:p text:style-name="P37"><text:a xlink:type="simple" xlink:href="#__RefHeading___Toc195405503" text:style-name="Index_20_Link" text:visited-style-name="Index_20_Link">1Introduction<text:tab/>3</text:a></text:p>
          <text:p text:style-name="P37"><text:a xlink:type="simple" xlink:href="#__RefHeading___Toc195405503" text:style-name="Index_20_Link" text:visited-style-name="Index_20_Link">1Introduction<text:tab/>3</text:a></text:p>
          <text:p text:style-name="P35"><text:a xlink:type="simple" xlink:href="#__RefHeading___Toc195405504" text:style-name="Index_20_Link" text:visited-style-name="Index_20_Link">1.1Purpose and Scope<text:tab/>3</text:a></text:p>
          <text:p text:style-name="P35"><text:a xlink:type="simple" xlink:href="#__RefHeading___Toc195405504" text:style-name="Index_20_Link" text:visited-style-name="Index_20_Link">1.1Purpose and Scope<text:tab/>3</text:a></text:p>
          <text:p text:style-name="P35"><text:a xlink:type="simple" xlink:href="#__RefHeading___Toc195405505" text:style-name="Index_20_Link" text:visited-style-name="Index_20_Link">1.2Target Audience<text:tab/>3</text:a></text:p>
          <text:p text:style-name="P35"><text:a xlink:type="simple" xlink:href="#__RefHeading___Toc195405505" text:style-name="Index_20_Link" text:visited-style-name="Index_20_Link">1.2Target Audience<text:tab/>3</text:a></text:p>
          <text:p text:style-name="P35"><text:a xlink:type="simple" xlink:href="#__RefHeading___Toc195405506" text:style-name="Index_20_Link" text:visited-style-name="Index_20_Link">1.3Terms and Definitions<text:tab/>3</text:a></text:p>
          <text:p text:style-name="P35"><text:a xlink:type="simple" xlink:href="#__RefHeading___Toc195405506" text:style-name="Index_20_Link" text:visited-style-name="Index_20_Link">1.3Terms and Definitions<text:tab/>3</text:a></text:p>
          <text:p text:style-name="P37"><text:a xlink:type="simple" xlink:href="#__RefHeading___Toc195405507" text:style-name="Index_20_Link" text:visited-style-name="Index_20_Link">2Product Overview<text:tab/>4</text:a></text:p>
          <text:p text:style-name="P37"><text:a xlink:type="simple" xlink:href="#__RefHeading___Toc195405507" text:style-name="Index_20_Link" text:visited-style-name="Index_20_Link">2Product Overview<text:tab/>4</text:a></text:p>
          <text:p text:style-name="P35"><text:a xlink:type="simple" xlink:href="#__RefHeading___Toc195405508" text:style-name="Index_20_Link" text:visited-style-name="Index_20_Link">2.1Users and Stakeholders<text:tab/>4</text:a></text:p>
          <text:p text:style-name="P35"><text:a xlink:type="simple" xlink:href="#__RefHeading___Toc195405508" text:style-name="Index_20_Link" text:visited-style-name="Index_20_Link">2.1Users and Stakeholders<text:tab/>4</text:a></text:p>
          <text:p text:style-name="P35"><text:a xlink:type="simple" xlink:href="#__RefHeading___Toc195405511" text:style-name="Index_20_Link" text:visited-style-name="Index_20_Link">2.2Use cases<text:tab/>5</text:a></text:p>
          <text:p text:style-name="P35"><text:a xlink:type="simple" xlink:href="#__RefHeading___Toc195405511" text:style-name="Index_20_Link" text:visited-style-name="Index_20_Link">2.2Use cases<text:tab/>5</text:a></text:p>
          <text:p text:style-name="P37"><text:a xlink:type="simple" xlink:href="#__RefHeading___Toc195405515" text:style-name="Index_20_Link" text:visited-style-name="Index_20_Link">3Functional Requirements<text:tab/>6</text:a></text:p>
          <text:p text:style-name="P37"><text:a xlink:type="simple" xlink:href="#__RefHeading___Toc195405515" text:style-name="Index_20_Link" text:visited-style-name="Index_20_Link">3Functional Requirements<text:tab/>6</text:a></text:p>
          <text:p text:style-name="P35"><text:a xlink:type="simple" xlink:href="#__RefHeading___Toc195405516" text:style-name="Index_20_Link" text:visited-style-name="Index_20_Link">3.1Receive Terminal input<text:tab/>6</text:a></text:p>
          <text:p text:style-name="P35"><text:a xlink:type="simple" xlink:href="#__RefHeading___Toc195405516" text:style-name="Index_20_Link" text:visited-style-name="Index_20_Link">3.1Receive Terminal input<text:tab/>6</text:a></text:p>
          <text:p text:style-name="P35"><text:a xlink:type="simple" xlink:href="#__RefHeading___Toc195405519" text:style-name="Index_20_Link" text:visited-style-name="Index_20_Link">3.3Compile list at the end of the week<text:tab/>6</text:a></text:p>
          <text:p text:style-name="P35"><text:a xlink:type="simple" xlink:href="#__RefHeading___Toc195405519" text:style-name="Index_20_Link" text:visited-style-name="Index_20_Link">3.3Compile list at the end of the week<text:tab/>6</text:a></text:p>
          <text:p text:style-name="P35"><text:a xlink:type="simple" xlink:href="#__RefHeading___Toc195405520" text:style-name="Index_20_Link" text:visited-style-name="Index_20_Link">3.4Provider compiled list<text:tab/>7</text:a></text:p>
          <text:p text:style-name="P35"><text:a xlink:type="simple" xlink:href="#__RefHeading___Toc195405520" text:style-name="Index_20_Link" text:visited-style-name="Index_20_Link">3.4Provider compiled list<text:tab/>7</text:a></text:p>
          <text:p text:style-name="P37"><text:soft-page-break/><text:a xlink:type="simple" xlink:href="#__RefHeading___Toc195405521" text:style-name="Index_20_Link" text:visited-style-name="Index_20_Link">4Nonfunctional Requirements<text:tab/>8</text:a></text:p>
          <text:p text:style-name="P37"><text:a xlink:type="simple" xlink:href="#__RefHeading___Toc195405521" text:style-name="Index_20_Link" text:visited-style-name="Index_20_Link">4Nonfunctional Requirements<text:tab/>8</text:a></text:p>
          <text:p text:style-name="P35"><text:a xlink:type="simple" xlink:href="#__RefHeading___Toc195405522" text:style-name="Index_20_Link" text:visited-style-name="Index_20_Link">4.1Run on Linux (Debian based)<text:tab/>8</text:a></text:p>
          <text:p text:style-name="P35"><text:a xlink:type="simple" xlink:href="#__RefHeading___Toc195405522" text:style-name="Index_20_Link" text:visited-style-name="Index_20_Link">4.1Run on Linux (Debian based)<text:tab/>8</text:a></text:p>
          <text:p text:style-name="P35"><text:a xlink:type="simple" xlink:href="#__RefHeading___Toc195405525" text:style-name="Index_20_Link" text:visited-style-name="Index_20_Link">4.2Written in Java<text:tab/>8</text:a></text:p>
          <text:p text:style-name="P35"><text:a xlink:type="simple" xlink:href="#__RefHeading___Toc195405525" text:style-name="Index_20_Link" text:visited-style-name="Index_20_Link">4.2Written in Java<text:tab/>8</text:a></text:p>
          <text:p text:style-name="P35"><text:a xlink:type="simple" xlink:href="#__RefHeading___Toc195405526" text:style-name="Index_20_Link" text:visited-style-name="Index_20_Link">4.3Interactive using a Terminal<text:tab/>8</text:a></text:p>
          <text:p text:style-name="P35"><text:a xlink:type="simple" xlink:href="#__RefHeading___Toc195405526" text:style-name="Index_20_Link" text:visited-style-name="Index_20_Link">4.3Interactive using a Terminal<text:tab/>8</text:a></text:p>
          <text:p text:style-name="P37"><text:a xlink:type="simple" xlink:href="#__RefHeading___Toc195405527" text:style-name="Index_20_Link" text:visited-style-name="Index_20_Link">5Milestones and Deliverables<text:tab/>9</text:a></text:p>
          <text:p text:style-name="P37"><text:a xlink:type="simple" xlink:href="#__RefHeading___Toc195405527" text:style-name="Index_20_Link" text:visited-style-name="Index_20_Link">5Milestones and Deliverables<text:tab/>9</text:a></text:p>
          <text:p text:style-name="P35"><text:a xlink:type="simple" xlink:href="#__RefHeading__783_1736941561" text:style-name="Index_20_Link" text:visited-style-name="Index_20_Link">5.1Refresh of Java language<text:tab/>9</text:a></text:p>
          <text:p text:style-name="P35"><text:a xlink:type="simple" xlink:href="#__RefHeading__783_1736941561" text:style-name="Index_20_Link" text:visited-style-name="Index_20_Link">5.1Refresh of Java language<text:tab/>9</text:a></text:p>
          <text:p text:style-name="P35"><text:a xlink:type="simple" xlink:href="#__RefHeading___Toc195405528" text:style-name="Index_20_Link" text:visited-style-name="Index_20_Link">5.2Member visit file creation<text:tab/>9</text:a></text:p>
          <text:p text:style-name="P35"><text:a xlink:type="simple" xlink:href="#__RefHeading___Toc195405528" text:style-name="Index_20_Link" text:visited-style-name="Index_20_Link">5.2Member visit file creation<text:tab/>9</text:a></text:p>
          <text:p text:style-name="P35"><text:a xlink:type="simple" xlink:href="#__RefHeading___Toc195405531" text:style-name="Index_20_Link" text:visited-style-name="Index_20_Link">5.3Member weekly detailed list creation<text:tab/>9</text:a></text:p>
          <text:p text:style-name="P35"><text:a xlink:type="simple" xlink:href="#__RefHeading___Toc195405531" text:style-name="Index_20_Link" text:visited-style-name="Index_20_Link">5.3Member weekly detailed list creation<text:tab/>9</text:a></text:p>
          <text:p text:style-name="P35"><text:a xlink:type="simple" xlink:href="#__RefHeading__785_1736941561" text:style-name="Index_20_Link" text:visited-style-name="Index_20_Link">5.4Provider weekly detailed list creation<text:tab/>10</text:a></text:p>
          <text:p text:style-name="P35"><text:a xlink:type="simple" xlink:href="#__RefHeading__785_1736941561" text:style-name="Index_20_Link" text:visited-style-name="Index_20_Link">5.4Provider weekly detailed list creation<text:tab/>10</text:a></text:p>
        </text:index-body>
      </text:table-of-content>
      <text:p text:style-name="Standard"/>
      <text:list xml:id="list5180739030255784916" text:style-name="WW8Num1">
        <text:list-item>
          <text:h text:style-name="P5" text:outline-level="1"><text:bookmark-start text:name="__RefHeading___Toc195405503"/>In<text:span text:style-name="T4">tro</text:span>d<text:span text:style-name="T3">uction</text:span><text:bookmark-end text:name="__RefHeading___Toc195405503"/></text:h>
        </text:list-item>
      </text:list>
      <text:p text:style-name="P13">This document will outline the requirements for the ChocAn simulator. It is important that this document represents the program attempting to be built so our understanding of the needs of the end user and the challenges of the program is understood ahead of time.</text:p>
      <text:list xml:id="list230231509145483" text:continue-numbering="true" text:style-name="WW8Num1">
        <text:list-item>
          <text:list>
            <text:list-item>
              <text:h text:style-name="P7" text:outline-level="2"><text:bookmark-start text:name="__RefHeading___Toc195405504"/>Purpose and Scope<text:bookmark-end text:name="__RefHeading___Toc195405504"/></text:h>
            </text:list-item>
          </text:list>
        </text:list-item>
      </text:list>
      <text:p text:style-name="Standard">The purpose of this document is to prep for the next software engineering step in a CS 300 course at PSU. Our scope is a software product to manage a psudo health sciences department in keeping human records data and processing member fees.</text:p>
      <text:list xml:id="list230231509151631" text:continue-numbering="true" text:style-name="WW8Num1">
        <text:list-item>
          <text:list>
            <text:list-item>
              <text:h text:style-name="P7" text:outline-level="2"><text:bookmark-start text:name="__RefHeading___Toc195405505"/>Target Audience<text:bookmark-end text:name="__RefHeading___Toc195405505"/></text:h>
            </text:list-item>
          </text:list>
        </text:list-item>
      </text:list>
      <text:p text:style-name="P13">The target audience is the professor of CS300 Fall at PSU Elements of software engineering, Chris Gilmore, and his TBD teaching assistant. As well this is for anyone interested in reading my first piece of software engineering documentation for educational or laughing purposes.</text:p>
      <text:list xml:id="list230231511148683" text:continue-numbering="true" text:style-name="WW8Num1">
        <text:list-item>
          <text:list>
            <text:list-item>
              <text:h text:style-name="P7" text:outline-level="2"><text:bookmark-start text:name="__RefHeading___Toc195405506"/>Terms and Definitions<text:bookmark-end text:name="__RefHeading___Toc195405506"/></text:h>
              <text:list>
                <text:list-item>
                  <text:h text:style-name="P28" text:outline-level="3">ChocAn</text:h>
                </text:list-item>
              </text:list>
            </text:list-item>
          </text:list>
        </text:list-item>
      </text:list>
      <text:p text:style-name="P17">Chocoholics Anonymous is a pretend business with a pretend contract we are pretending to take on in order to produce some code with an overall sense of purpose. But without partaking in a business in real life.</text:p>
      <text:list xml:id="list230231512149998" text:continue-numbering="true" text:style-name="WW8Num1">
        <text:list-item>
          <text:h text:style-name="P5" text:outline-level="1"><text:bookmark-start text:name="__RefHeading___Toc195405507"/>Product Overview<text:bookmark-end text:name="__RefHeading___Toc195405507"/></text:h>
        </text:list-item>
      </text:list>
      <text:p text:style-name="P16">Give a high level description of the functionality of the project here. <text:s/>Describe the purpose of this section. <text:s/>It may be useful to give your definition of a user, a stake holder and a use case. <text:s/>If there are scope limitations to the project, i.e. things you will not be doing, or are not required to do, this is a good section to put those.</text:p>
      <text:p text:style-name="P17"/>
      <text:p text:style-name="P17">The product will be used by employees to serve customers of ChocAn to keep track of patients of ChocAn, keep track of visits, and bill patients. </text:p>
      <text:list xml:id="list230231513166448" text:continue-numbering="true" text:style-name="WW8Num1">
        <text:list-item>
          <text:list>
            <text:list-item>
              <text:h text:style-name="P7" text:outline-level="2"><text:bookmark-start text:name="__RefHeading___Toc195405508"/>Users and Stakeholders<text:bookmark-end text:name="__RefHeading___Toc195405508"/></text:h>
            </text:list-item>
          </text:list>
        </text:list-item>
      </text:list>
      <text:p text:style-name="Standard">This section will define the people who are interested or have investment in this project. Those who are going to use the product or make money on it</text:p>
      <text:list xml:id="list230231514144409" text:continue-numbering="true" text:style-name="WW8Num1">
        <text:list-item>
          <text:list>
            <text:list-item>
              <text:list>
                <text:list-item>
                  <text:h text:style-name="P27" text:outline-level="3"><text:bookmark-start text:name="__RefHeading___Toc195405509"/><text:span text:style-name="T5">ChocAn share holder</text:span><text:bookmark-end text:name="__RefHeading___Toc195405509"/></text:h>
                </text:list-item>
              </text:list>
            </text:list-item>
          </text:list>
        </text:list-item>
      </text:list>
      <text:p text:style-name="Standard"><text:span text:style-name="T6">In the fake ChocAn business a</text:span> person holding stock in the company will not be involved with this project at all, but will be interested to learn that it exist<text:span text:style-name="T5">s</text:span> and helps the company go <text:span text:style-name="T5">about its business.</text:span></text:p>
      <text:list xml:id="list230231515141632" text:continue-numbering="true" text:style-name="WW8Num1">
        <text:list-item>
          <text:list>
            <text:list-item>
              <text:list>
                <text:list-item>
                  <text:h text:style-name="P27" text:outline-level="3"><text:bookmark-start text:name="__RefHeading___Toc195405510"/><text:span text:style-name="T5">Gris Gilmore and TA</text:span><text:bookmark-end text:name="__RefHeading___Toc195405510"/></text:h>
                </text:list-item>
              </text:list>
            </text:list-item>
          </text:list>
        </text:list-item>
      </text:list>
      <text:p text:style-name="P14"><text:span text:style-name="T5">They will be reading and grading this document and project for quality and overall completeness. They will not be partaking in creating or maintaining code.</text:span></text:p>
      <text:list xml:id="list230231516170074" text:continue-numbering="true" text:style-name="WW8Num1">
        <text:list-item>
          <text:list>
            <text:list-item>
              <text:list>
                <text:list-item>
                  <text:h text:style-name="P28" text:outline-level="3">Brian Breniser</text:h>
                </text:list-item>
              </text:list>
            </text:list-item>
          </text:list>
        </text:list-item>
      </text:list>
      <text:p text:style-name="P15">As the primary planner and programmer of this software, he will be responsible for creating, documenting, and maintaining the ChocAn code he is assigned for. He will work on the data processing part of the software, but will not focus on the communication, accounting, EFT, or terminal design of the program.</text:p>
      <text:list xml:id="list230231516141772" text:continue-numbering="true" text:style-name="WW8Num1">
        <text:list-item>
          <text:list>
            <text:list-item>
              <text:h text:style-name="P7" text:outline-level="2"><text:bookmark-start text:name="__RefHeading___Toc195405511"/><text:soft-page-break/>Use cases<text:bookmark-end text:name="__RefHeading___Toc195405511"/></text:h>
            </text:list-item>
          </text:list>
        </text:list-item>
      </text:list>
      <text:p text:style-name="P15">This program will be used in a number of ways, both for pretend reasons and for real reasons</text:p>
      <text:list xml:id="list230231517145892" text:continue-numbering="true" text:style-name="WW8Num1">
        <text:list-item>
          <text:list>
            <text:list-item>
              <text:list>
                <text:list-item>
                  <text:h text:style-name="P29" text:outline-level="3"><text:bookmark-start text:name="__RefHeading___Toc195405512"/>Chris Gilmore and TA<text:bookmark-end text:name="__RefHeading___Toc195405512"/></text:h>
                </text:list-item>
              </text:list>
            </text:list-item>
          </text:list>
        </text:list-item>
      </text:list>
      <text:p text:style-name="P15">Will test this code against a set of standards and grade accordingly</text:p>
      <text:list xml:id="list230231518154177" text:continue-numbering="true" text:style-name="WW8Num1">
        <text:list-item>
          <text:list>
            <text:list-item>
              <text:list>
                <text:list-item>
                  <text:h text:style-name="P29" text:outline-level="3"><text:bookmark-start text:name="__RefHeading___Toc195405513"/>Brian Breniser<text:bookmark-end text:name="__RefHeading___Toc195405513"/></text:h>
                </text:list-item>
              </text:list>
            </text:list-item>
          </text:list>
        </text:list-item>
      </text:list>
      <text:p text:style-name="P15">Will use and test this code for effectiveness and efficiency.</text:p>
      <text:list xml:id="list230231519159085" text:continue-numbering="true" text:style-name="WW8Num1">
        <text:list-item>
          <text:list>
            <text:list-item>
              <text:list>
                <text:list-item>
                  <text:h text:style-name="P29" text:outline-level="3"><text:bookmark-start text:name="__RefHeading___Toc195405514"/>Program testing<text:bookmark-end text:name="__RefHeading___Toc195405514"/></text:h>
                </text:list-item>
              </text:list>
            </text:list-item>
          </text:list>
        </text:list-item>
      </text:list>
      <text:p text:style-name="P15">A program will be used to run this code against test cases and possibly for use in grading.</text:p>
      <text:p text:style-name="P15"/>
      <text:list xml:id="list230231520156813" text:continue-numbering="true" text:style-name="WW8Num1">
        <text:list-item>
          <text:list>
            <text:list-item>
              <text:list>
                <text:list-item>
                  <text:h text:style-name="P28" text:outline-level="3">ChocAn user</text:h>
                </text:list-item>
              </text:list>
            </text:list-item>
          </text:list>
        </text:list-item>
      </text:list>
      <text:p text:style-name="P15">A user of the fake business will need to interact with this program to effectively work in their job. This program will be used to serve users and clients alike.</text:p>
      <text:list xml:id="list230231521165111" text:continue-numbering="true" text:style-name="WW8Num1">
        <text:list-item>
          <text:h text:style-name="P6" text:outline-level="1"><text:bookmark-start text:name="__RefHeading___Toc195405515"/>Functional Requirements<text:bookmark-end text:name="__RefHeading___Toc195405515"/></text:h>
        </text:list-item>
      </text:list>
      <text:p text:style-name="P18">A functional requirement is the description of the program that specifies what the program will do. It describes behavior or function of the product. Here we will define the pieces of the ChocAn project Brian Breniser will be responsible for.</text:p>
      <text:list xml:id="list230231521166730" text:continue-numbering="true" text:style-name="WW8Num1">
        <text:list-item>
          <text:list>
            <text:list-item>
              <text:h text:style-name="P9" text:outline-level="2"><text:bookmark-start text:name="__RefHeading___Toc195405516"/>Receive Terminal input<text:bookmark-end text:name="__RefHeading___Toc195405516"/></text:h>
            </text:list-item>
          </text:list>
        </text:list-item>
      </text:list>
      <text:p text:style-name="P19">Using a keyboard the application must take in text input once it has been run. Our projects portion do not include the terminal front end, but must simulate information coming in from the terminal front end via keystrokes</text:p>
      <text:list xml:id="list230231522169671" text:continue-numbering="true" text:style-name="WW8Num1">
        <text:list-item>
          <text:list>
            <text:list-item>
              <text:h text:style-name="P30" text:outline-level="3"><text:bookmark-start text:name="__RefHeading___Toc195405517"/>File storage of member visit<text:bookmark-end text:name="__RefHeading___Toc195405517"/></text:h>
            </text:list-item>
          </text:list>
        </text:list-item>
      </text:list>
      <text:p text:style-name="P19">A file created for every visit a member has to a provider. <text:span text:style-name="T7">This file will be stored in the .JSON file format.</text:span></text:p>
      <text:list xml:id="list230231523153954" text:continue-numbering="true" text:style-name="WW8Num1">
        <text:list-item>
          <text:list>
            <text:list-item>
              <text:list>
                <text:list-item>
                  <text:h text:style-name="P30" text:outline-level="3"><text:bookmark-start text:name="__RefHeading___Toc195405518"/>Member visit detailed list<text:bookmark-end text:name="__RefHeading___Toc195405518"/></text:h>
                  <text:list>
                    <text:list-item>
                      <text:p text:style-name="P20">Current date (MM-DD-YYYY),</text:p>
                    </text:list-item>
                    <text:list-item>
                      <text:p text:style-name="P20">Current time (HH:MM:SS)</text:p>
                    </text:list-item>
                    <text:list-item>
                      <text:p text:style-name="P20">Date service provided (MM-DD-YYYY)</text:p>
                    </text:list-item>
                    <text:list-item>
                      <text:p text:style-name="P20">Provider number (9 digits)</text:p>
                    </text:list-item>
                    <text:list-item>
                      <text:p text:style-name="P20">Member number (9 digits)</text:p>
                    </text:list-item>
                    <text:list-item>
                      <text:p text:style-name="P20">Service code (6 digits)</text:p>
                    </text:list-item>
                    <text:list-item>
                      <text:p text:style-name="P20">Comments (100 char) (optional)</text:p>
                    </text:list-item>
                  </text:list>
                </text:list-item>
              </text:list>
            </text:list-item>
            <text:list-item>
              <text:h text:style-name="P9" text:outline-level="2"><text:bookmark-start text:name="__RefHeading___Toc195405519"/>Compile list at the end of the week<text:bookmark-end text:name="__RefHeading___Toc195405519"/></text:h>
            </text:list-item>
          </text:list>
        </text:list-item>
      </text:list>
      <text:p text:style-name="P21">Friday at midnight a list containing each member and a list of services for that member, using the member visit file list. <text:span text:style-name="T7">This file will be stored in the .JSON file format.</text:span></text:p>
      <text:list xml:id="list230231527155921" text:continue-numbering="true" text:style-name="WW8Num1">
        <text:list-item>
          <text:list>
            <text:list-item>
              <text:list>
                <text:list-item>
                  <text:h text:style-name="P31" text:outline-level="3">Member weekly detailed list</text:h>
                  <text:list>
                    <text:list-item>
                      <text:p text:style-name="P20">Member name (25 char)</text:p>
                    </text:list-item>
                    <text:list-item>
                      <text:p text:style-name="P20">Member number (9 dig)</text:p>
                    </text:list-item>
                    <text:list-item>
                      <text:p text:style-name="P20"><text:soft-page-break/>Member street address (25 char)</text:p>
                    </text:list-item>
                    <text:list-item>
                      <text:p text:style-name="P20">Member city (14 char)</text:p>
                    </text:list-item>
                    <text:list-item>
                      <text:p text:style-name="P20">Member zip code (5 digits)</text:p>
                    </text:list-item>
                    <text:list-item>
                      <text:p text:style-name="P20">For each service provided:</text:p>
                      <text:list>
                        <text:list-item>
                          <text:p text:style-name="P20">Date of service (MM-DD-YYYY)</text:p>
                        </text:list-item>
                        <text:list-item>
                          <text:p text:style-name="P20">Provider name (25 char)</text:p>
                        </text:list-item>
                        <text:list-item>
                          <text:p text:style-name="P20">Service name (20 char)</text:p>
                        </text:list-item>
                      </text:list>
                    </text:list-item>
                  </text:list>
                </text:list-item>
              </text:list>
            </text:list-item>
            <text:list-item>
              <text:h text:style-name="P9" text:outline-level="2"><text:bookmark-start text:name="__RefHeading___Toc195405520"/>Provider compiled list<text:bookmark-end text:name="__RefHeading___Toc195405520"/></text:h>
            </text:list-item>
          </text:list>
        </text:list-item>
      </text:list>
      <text:p text:style-name="P21">This is a list compiled from the perspective of the provider. This list is all the members and services for each member the provider performed during that week. <text:span text:style-name="T7">This file will be stored in the .JSON file format.</text:span></text:p>
      <text:list xml:id="list230231531171891" text:continue-numbering="true" text:style-name="WW8Num1">
        <text:list-item>
          <text:list>
            <text:list-item>
              <text:list>
                <text:list-item>
                  <text:h text:style-name="P32" text:outline-level="3">Providers list detailed list</text:h>
                  <text:list>
                    <text:list-item>
                      <text:p text:style-name="P22">Provider Name (25 char)</text:p>
                    </text:list-item>
                    <text:list-item>
                      <text:p text:style-name="P22">Provider number (9 digits)</text:p>
                    </text:list-item>
                    <text:list-item>
                      <text:p text:style-name="P22">Provider street address (25 char)</text:p>
                    </text:list-item>
                    <text:list-item>
                      <text:p text:style-name="P22">Provider city (14 char)</text:p>
                    </text:list-item>
                    <text:list-item>
                      <text:p text:style-name="P22">Provider state (2 char)</text:p>
                    </text:list-item>
                    <text:list-item>
                      <text:p text:style-name="P22">Provider zip code (5 digits)</text:p>
                    </text:list-item>
                    <text:list-item>
                      <text:p text:style-name="P22">For each service provider provided:</text:p>
                      <text:list>
                        <text:list-item>
                          <text:p text:style-name="P22">Date of services (MM-DD-YYYY)</text:p>
                        </text:list-item>
                        <text:list-item>
                          <text:p text:style-name="P22">Date and time received by computer</text:p>
                          <text:list>
                            <text:list-item>
                              <text:p text:style-name="P22">Date (MM-DD-YYYY)</text:p>
                            </text:list-item>
                            <text:list-item>
                              <text:p text:style-name="P22">Time (HH:MM:SS)</text:p>
                            </text:list-item>
                          </text:list>
                        </text:list-item>
                        <text:list-item>
                          <text:p text:style-name="P22">Member name (25 char)</text:p>
                        </text:list-item>
                        <text:list-item>
                          <text:p text:style-name="P22">Member number (9 digits)</text:p>
                        </text:list-item>
                        <text:list-item>
                          <text:p text:style-name="P22">Service code (6 digits)</text:p>
                        </text:list-item>
                        <text:list-item>
                          <text:p text:style-name="P22">Fee to be paid (up to $999.99)</text:p>
                        </text:list-item>
                      </text:list>
                    </text:list-item>
                    <text:list-item>
                      <text:p text:style-name="P22">Total number of consultations with members (3 digits)</text:p>
                    </text:list-item>
                    <text:list-item>
                      <text:p text:style-name="P22">Total fee fro the week (99,9999.99)</text:p>
                    </text:list-item>
                  </text:list>
                </text:list-item>
              </text:list>
            </text:list-item>
          </text:list>
        </text:list-item>
        <text:list-item>
          <text:h text:style-name="P5" text:outline-level="1"><text:bookmark-start text:name="__RefHeading___Toc195405521"/>Nonfunctional Requirements<text:bookmark-end text:name="__RefHeading___Toc195405521"/></text:h>
        </text:list-item>
      </text:list>
      <text:p text:style-name="P23">A nonfunctional requirement is the details of what the program must be, not necessarily do. This will detail the requirements such as OS, language, etc.</text:p>
      <text:list xml:id="list230231538153647" text:continue-numbering="true" text:style-name="WW8Num1">
        <text:list-item>
          <text:list>
            <text:list-item>
              <text:h text:style-name="P10" text:outline-level="2"><text:bookmark-start text:name="__RefHeading___Toc195405522"/>Run on Linux (Debian based)<text:bookmark-end text:name="__RefHeading___Toc195405522"/></text:h>
            </text:list-item>
          </text:list>
        </text:list-item>
      </text:list>
      <text:p text:style-name="P23">The program shall run on Linux, specifically a Debian based product</text:p>
      <text:list xml:id="list230231539144836" text:continue-numbering="true" text:style-name="WW8Num1">
        <text:list-item>
          <text:list>
            <text:list-item>
              <text:list>
                <text:list-item>
                  <text:h text:style-name="P33" text:outline-level="3"><text:bookmark-start text:name="__RefHeading___Toc195405523"/>Can be less precise<text:bookmark-end text:name="__RefHeading___Toc195405523"/></text:h>
                </text:list-item>
              </text:list>
            </text:list-item>
          </text:list>
        </text:list-item>
      </text:list>
      <text:p text:style-name="P24"><text:span text:style-name="T7">As simple as this application is, it will likely run an any Linux distribution, not just Debian or Debian based products, and may run on Unix as well. But this is not a hard requirement so much as a most likely scenario</text:span></text:p>
      <text:list xml:id="list230231540170840" text:continue-numbering="true" text:style-name="WW8Num1">
        <text:list-item>
          <text:list>
            <text:list-item>
              <text:h text:style-name="P10" text:outline-level="2"><text:bookmark-start text:name="__RefHeading___Toc195405525"/>Written in Java<text:bookmark-end text:name="__RefHeading___Toc195405525"/></text:h>
            </text:list-item>
          </text:list>
        </text:list-item>
      </text:list>
      <text:p text:style-name="P23">The program will be written in the programming language Java, using Java libraries and Java style of programming.</text:p>
      <text:list xml:id="list230231540159380" text:continue-numbering="true" text:style-name="WW8Num1">
        <text:list-item>
          <text:list>
            <text:list-item>
              <text:h text:style-name="P10" text:outline-level="2"><text:bookmark-start text:name="__RefHeading___Toc195405526"/>Interactive using a Terminal<text:bookmark-end text:name="__RefHeading___Toc195405526"/></text:h>
            </text:list-item>
          </text:list>
        </text:list-item>
      </text:list>
      <text:p text:style-name="P23">The program will not be interactive using a GUI, just interactive using a terminal.</text:p>
      <text:p text:style-name="P23"/>
      <text:list xml:id="list230231541142378" text:continue-numbering="true" text:style-name="WW8Num1">
        <text:list-item>
          <text:h text:style-name="P5" text:outline-level="1"><text:bookmark-start text:name="__RefHeading___Toc195405527"/>Milestones and Deliverables<text:bookmark-end text:name="__RefHeading___Toc195405527"/></text:h>
        </text:list-item>
      </text:list>
      <text:p text:style-name="P25">A milestone is accomplished when a piece of the project, either logically or technologically, is finished, and a new milestone can begin.</text:p>
      <text:list xml:id="list230231542148471" text:continue-numbering="true" text:style-name="WW8Num1">
        <text:list-item>
          <text:list>
            <text:list-item>
              <text:h text:style-name="P12" text:outline-level="2"><text:bookmark-start text:name="__RefHeading__783_1736941561"/>Refresh of Java language<text:bookmark-end text:name="__RefHeading__783_1736941561"/></text:h>
            </text:list-item>
          </text:list>
        </text:list-item>
      </text:list>
      <text:p text:style-name="P25">It will take approximately 1-3 days for Brian Breniser to become familiar enough with Java again to start this project. This will likely involve finding his old code and remembering its structure, and building a small side throwaway project for practice. Next is a list of things Brian must learn in order to begin the project</text:p>
      <text:list xml:id="list230231543157586" text:continue-numbering="true" text:style-name="WW8Num1">
        <text:list-item>
          <text:list>
            <text:list-item>
              <text:list>
                <text:list-item>
                  <text:h text:style-name="P34" text:outline-level="3">Accessing the date/time functions of Java</text:h>
                </text:list-item>
              </text:list>
            </text:list-item>
          </text:list>
        </text:list-item>
      </text:list>
      <text:p text:style-name="P25">Using built in and efficient libraries find a way to extract the system date and time to put into files</text:p>
      <text:list xml:id="list230231543157100" text:continue-numbering="true" text:style-name="WW8Num1">
        <text:list-item>
          <text:list>
            <text:list-item>
              <text:list>
                <text:list-item>
                  <text:h text:style-name="P34" text:outline-level="3">Working with JSON data</text:h>
                </text:list-item>
              </text:list>
            </text:list-item>
          </text:list>
        </text:list-item>
      </text:list>
      <text:p text:style-name="P25">Learn how to create JSON data, store it as a file, load JSON data up and read/write to new files.</text:p>
      <text:list xml:id="list230231544160460" text:continue-numbering="true" text:style-name="WW8Num1">
        <text:list-item>
          <text:list>
            <text:list-item>
              <text:list>
                <text:list-item>
                  <text:h text:style-name="P34" text:outline-level="3">Working with user input</text:h>
                </text:list-item>
              </text:list>
            </text:list-item>
          </text:list>
        </text:list-item>
      </text:list>
      <text:p text:style-name="P25">In Java this is pretty straightforward, but a refresh of how to take user input and display output will be needed.</text:p>
      <text:list xml:id="list230231545142989" text:continue-numbering="true" text:style-name="WW8Num1">
        <text:list-item>
          <text:list>
            <text:list-item>
              <text:h text:style-name="P8" text:outline-level="2"><text:bookmark-start text:name="__RefHeading___Toc195405528"/><text:span text:style-name="T8">Member visit file creation</text:span><text:bookmark-end text:name="__RefHeading___Toc195405528"/></text:h>
            </text:list-item>
          </text:list>
        </text:list-item>
      </text:list>
      <text:p text:style-name="P26"><text:span text:style-name="T8">The code that creates a members visit file will be finished on completing this milestone. The writing of code will take approximately 2 days, testing another 2 days, and creating a terminal wrapper around the code for testing approximately a day to create and test.</text:span></text:p>
      <text:list xml:id="list230231545173463" text:continue-numbering="true" text:style-name="WW8Num1">
        <text:list-item>
          <text:list>
            <text:list-item>
              <text:h text:style-name="P11" text:outline-level="2"><text:bookmark-start text:name="__RefHeading___Toc195405531"/>Member weekly detailed list creation<text:bookmark-end text:name="__RefHeading___Toc195405531"/></text:h>
            </text:list-item>
          </text:list>
        </text:list-item>
      </text:list>
      <text:p text:style-name="P26"><text:span text:style-name="T8">The code that creates the member weekly wrapup file will be finished on completing this milestone. The writing of code will take approximately 2 days, testing another 2 days, </text:span><text:soft-page-break/><text:span text:style-name="T8">and creating a terminal wrapper around the code for testing approximately a day to create and test.</text:span></text:p>
      <text:list xml:id="list230231546165508" text:continue-numbering="true" text:style-name="WW8Num1">
        <text:list-item>
          <text:list>
            <text:list-item>
              <text:h text:style-name="P12" text:outline-level="2"><text:bookmark-start text:name="__RefHeading__785_1736941561"/>Provider weekly detailed list creation<text:bookmark-end text:name="__RefHeading__785_1736941561"/></text:h>
            </text:list-item>
          </text:list>
        </text:list-item>
      </text:list>
      <text:p text:style-name="P26"><text:span text:style-name="T8">The code that creates a provider weekly detailed list of services file will be finished on completing this milestone. The writing of code will take approximately 2 days, testing another 2 days, and creating a terminal wrapper around the code for testing approximately a day to create and t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family="'Times New Roman'" style:font-family-generic="roman" fo:font-size="12pt" fo:language="en" fo:country="US" style:font-name-asian="Times New Roman" style:font-family-asian="'Times New Roman'" style:font-family-generic-asian="roman" style:font-size-asian="12pt" style:language-asian="en" style:country-asian="US" style:font-name-complex="Times New Roman" style:font-family-complex="'Times New Roman'" style:font-family-generic-complex="roman" style:font-size-complex="12pt" style:language-complex="ar" style:country-complex="SA"/>
    </style:style>
    <style:style style:name="Heading" style:family="paragraph" style:parent-style-name="Standard" style:next-style-name="Text_20_body" style:class="text">
      <style:paragraph-properties fo:margin-top="0.1665in" fo:margin-bottom="0.0417in" loext:contextual-spacing="false" fo:line-height="100%" fo:text-align="center" style:justify-single-word="false"/>
      <style:text-properties fo:font-size="24pt" fo:font-weight="bold" style:letter-kerning="true" style:font-size-asian="24pt" style:font-weight-asian="bold" style:font-name-complex="Arial" style:font-family-complex="Arial" style:font-family-generic-complex="swiss"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WW8Num1" style:class="text">
      <style:paragraph-properties fo:margin-top="0in" fo:margin-bottom="0.3335in" loext:contextual-spacing="false" fo:break-before="page" fo:keep-with-next="always">
        <style:tab-stops>
          <style:tab-stop style:position="0.3in"/>
        </style:tab-stops>
      </style:paragraph-properties>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Standard" style:default-outline-level="2" style:list-style-name="WW8Num1" style:class="text">
      <style:paragraph-properties fo:margin-top="0.1665in" fo:margin-bottom="0.0417in" loext:contextual-spacing="false" fo:keep-with-next="always">
        <style:tab-stops>
          <style:tab-stop style:position="0.4in"/>
        </style:tab-stops>
      </style:paragraph-properties>
      <style:text-properties fo:font-size="14pt" fo:font-weight="bold"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WW8Num1" style:class="text">
      <style:paragraph-properties fo:margin-top="0.1665in" fo:margin-bottom="0.0417in" loext:contextual-spacing="false" fo:keep-with-next="always">
        <style:tab-stops>
          <style:tab-stop style:position="0.5in"/>
        </style:tab-stops>
      </style:paragraph-properties>
      <style:text-properties style:font-name="Arial" fo:font-family="Arial" style:font-family-generic="swiss" fo:font-weight="bold" style:font-weight-asian="bold" style:font-name-complex="Arial" style:font-family-complex="Arial" style:font-family-generic-complex="swiss" style:font-size-complex="13pt" style:font-weight-complex="bold"/>
    </style:style>
    <style:style style:name="Heading_20_4" style:display-name="Heading 4" style:family="paragraph" style:parent-style-name="Standard" style:next-style-name="Standard" style:default-outline-level="4" style:list-style-name="WW8Num1" style:class="text">
      <style:paragraph-properties fo:margin-top="0.1665in" fo:margin-bottom="0.0417in" loext:contextual-spacing="false" fo:keep-with-next="always">
        <style:tab-stops>
          <style:tab-stop style:position="0.6in"/>
        </style:tab-stops>
      </style:paragraph-propertie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8Num1" style:class="text">
      <style:paragraph-properties fo:margin-top="0.1665in" fo:margin-bottom="0.0417in" loext:contextual-spacing="false">
        <style:tab-stops>
          <style:tab-stop style:position="0.7in"/>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8Num1" style:class="text">
      <style:paragraph-properties fo:margin-top="0.1665in" fo:margin-bottom="0.0417in" loext:contextual-spacing="false">
        <style:tab-stops>
          <style:tab-stop style:position="0.8in"/>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1" style:class="text">
      <style:paragraph-properties fo:margin-top="0.1665in" fo:margin-bottom="0.0417in" loext:contextual-spacing="false">
        <style:tab-stops>
          <style:tab-stop style:position="0.9in"/>
        </style:tab-stops>
      </style:paragraph-properties>
    </style:style>
    <style:style style:name="Heading_20_8" style:display-name="Heading 8" style:family="paragraph" style:parent-style-name="Standard" style:next-style-name="Standard" style:default-outline-level="8" style:list-style-name="WW8Num1" style:class="text">
      <style:paragraph-properties fo:margin-top="0.1665in" fo:margin-bottom="0.0417in" loext:contextual-spacing="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8Num1" style:class="text">
      <style:paragraph-properties fo:margin-top="0.1665in" fo:margin-bottom="0.0417in" loext:contextual-spacing="false">
        <style:tab-stops>
          <style:tab-stop style:position="1.1in"/>
        </style:tab-stops>
      </style:paragraph-properties>
      <style:text-properties style:font-name="Arial" fo:font-family="Arial" style:font-family-generic="swiss" fo:font-size="11pt" style:font-size-asian="11pt" style:font-name-complex="Arial" style:font-family-complex="Arial" style:font-family-generic-complex="swiss" style:font-size-complex="11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style="italic" style:font-style-asian="italic"/>
    </style:style>
    <style:style style:name="Contents_20_1" style:display-name="Contents 1" style:family="paragraph" style:parent-style-name="Standard" style:next-style-name="Standard" style:class="index">
      <style:text-properties fo:font-weight="bold"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name-complex="Arial" style:font-family-complex="Arial" style:font-family-generic-complex="swis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of_20_Contents" style:display-name="Table of Contents" style:family="paragraph" style:parent-style-name="Standard">
      <style:paragraph-properties fo:margin-top="0.6665in" fo:margin-bottom="0.1665in" loext:contextual-spacing="false"/>
      <style:text-properties fo:font-size="18pt" fo:font-weight="bold" style:font-size-asian="18pt" style:font-weight-asian="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默认段落字体"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z0"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z0"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z0"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z0"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z0"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z0"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z0"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z0"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z0"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in" style:type="center"/>
          <style:tab-stop style:position="6in" style:type="right"/>
        </style:tab-stops>
      </style:paragraph-properties>
    </style:style>
    <style:style style:name="MP2" style:family="paragraph" style:parent-style-name="Header">
      <style:paragraph-properties>
        <style:tab-stops>
          <style:tab-stop style:position="3in" style:type="center"/>
          <style:tab-stop style:position="6in" style:type="right"/>
        </style:tab-stops>
      </style:paragraph-properties>
    </style:style>
    <style:style style:name="MP3" style:family="paragraph" style:parent-style-name="Footer">
      <style:paragraph-properties>
        <style:tab-stops>
          <style:tab-stop style:position="3in" style:type="center"/>
          <style:tab-stop style:position="6in" style:type="right"/>
        </style:tab-stops>
      </style:paragraph-properties>
    </style:style>
    <style:style style:name="MT1" style:family="text">
      <style:text-properties officeooo:rsid="0000f9d5"/>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
      </style:header>
      <style:header-first>
        <text:p text:style-name="MP2"><text:tab/><text:tab/><text:span text:style-name="MT1">Brian Breniser</text:span></text:p>
      </style:header-first>
      <style:footer>
        <text:p text:style-name="MP3"><text:span text:style-name="MT1">Breniser</text:span><text:tab/><text:tab/><text:page-number text:select-page="current">10</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oduction</dc:title>
    <meta:initial-creator>Fei Xie</meta:initial-creator>
    <meta:creation-date>2008-04-06T16:31:00</meta:creation-date>
    <dc:date>2014-10-20T23:02:31.296000000</dc:date>
    <meta:editing-cycles>92</meta:editing-cycles>
    <meta:editing-duration>P2171DT10H23M5S</meta:editing-duration>
    <meta:generator>LibreOffice/4.3.0.4$Windows_x86 LibreOffice_project/62ad5818884a2fc2e5780dd45466868d41009ec0</meta:generator>
    <meta:document-statistic meta:table-count="0" meta:image-count="0" meta:object-count="0" meta:page-count="10" meta:paragraph-count="149" meta:word-count="1573" meta:character-count="9255" meta:non-whitespace-character-count="7893"/>
    <meta:user-defined meta:name="KSOProductBuildVer">2052-6.6.0.2461</meta:user-defined>
  </office:meta>
</office:document-meta>
</file>